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C918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7.237cm" svg:height="5.08cm" svg:x="10.776cm" svg:y="5.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7.278cm" svg:y1="8.266cm" svg:x2="10.776cm" svg:y2="8.25cm" draw:start-shape="id1" draw:start-glue-point="1" draw:end-shape="id2" draw:end-glue-point="3">
          <text:p/>
        </draw:connector>
        <draw:custom-shape draw:style-name="gr3" draw:text-style-name="P3" draw:id="id3" draw:layer="layout" svg:width="3.81cm" svg:height="2.54cm" svg:x="11.795cm" svg:y="9.89cm">
          <draw:glue-point draw:id="4" svg:x="3.001cm" svg:y="-2.5cm"/>
          <text:p text:style-name="P3"><text:span text:style-name="T1">VHDLLab</text:span></text:p>
          <text:p text:style-name="P3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122cm" svg:height="1.402cm" svg:x="2.958cm" svg:y="4.175cm">
          <draw:text-box>
            <text:p text:style-name="P4"><text:span text:style-name="T1">Internet</text:span></text:p>
          </draw:text-box>
        </draw:frame>
        <draw:connector draw:style-name="gr5" draw:text-style-name="P2" draw:layer="layout" draw:line-skew="0.753cm 3.04cm" svg:x1="10.776cm" svg:y1="8.25cm" svg:x2="13.7cm" svg:y2="9.89cm" draw:start-shape="id2" draw:start-glue-point="3" draw:end-shape="id3" draw:end-glue-point="0">
          <text:p/>
        </draw:connector>
        <draw:frame draw:style-name="gr4" draw:text-style-name="P5" draw:layer="layout" svg:width="5.87cm" svg:height="1.402cm" svg:x="11.64cm" svg:y="6.08cm">
          <draw:text-box>
            <text:p text:style-name="P4"><text:span text:style-name="T1">Apache Tomcat</text:span></text:p>
          </draw:text-box>
        </draw:frame>
        <draw:frame draw:style-name="gr6" draw:text-style-name="P2" draw:id="id1" draw:layer="layout" svg:width="5.643cm" svg:height="5.643cm" svg:x="1.635cm" svg:y="5.445cm">
          <draw:image xlink:href="Pictures/10000201000000C8000000C8C91816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7T21:49:57</meta:creation-date>
    <dc:creator>Miro</dc:creator>
    <dc:date>2008-03-29T14:36:32</dc:date>
    <meta:editing-cycles>6</meta:editing-cycles>
    <meta:editing-duration>PT46M3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